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7.916cm" table:align="left"/>
    </style:style>
    <style:style style:name="Таблица1.A" style:family="table-column">
      <style:table-column-properties style:column-width="2.422cm"/>
    </style:style>
    <style:style style:name="Таблица1.B" style:family="table-column">
      <style:table-column-properties style:column-width="5.49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Preformatted_20_Text">
      <style:paragraph-properties fo:margin-top="0cm" fo:margin-bottom="0.499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utube Downloader — Описание проекта</text:h>
      <text:h text:style-name="Heading_20_2" text:outline-level="2">📌 Назначение программы</text:h>
      <text:p text:style-name="Text_20_body"><text:span text:style-name="Strong_20_Emphasis">Rutube Downloader</text:span> — это десктопное приложение с графическим интерфейсом для скачивания видео с видеохостинга Rutube. Программа позволяет сохранять видео на компьютер в оригинальном качестве или с возможностью перекодирования в различные форматы с настройкой параметров сжатия.</text:p>
      <text:p text:style-name="Text_20_body">Программа ориентирована на пользователей, которым нужно:</text:p>
      <text:list text:style-name="L1">
        <text:list-item>
          <text:p text:style-name="P1">Сохранять видео для просмотра офлайн</text:p>
        </text:list-item>
        <text:list-item>
          <text:p text:style-name="P1">Конвертировать видео для совместимости со старыми устройствами (телевизоры, DVD-плееры, старые смартфоны)</text:p>
        </text:list-item>
        <text:list-item>
          <text:p text:style-name="P1">Управлять качеством и размером выходных файлов</text:p>
        </text:list-item>
        <text:list-item>
          <text:p text:style-name="P1">Скачивать несколько видео одновременно через очередь</text:p>
        </text:list-item>
      </text:list>
      <text:p text:style-name="Horizontal_20_Line"/>
      <text:h text:style-name="Heading_20_2" text:outline-level="2">🎯 Функциональные возможности</text:h>
      <text:h text:style-name="Heading_20_3" text:outline-level="3">1. Основные функции</text:h>
      <text:h text:style-name="Heading_20_4" text:outline-level="4">🔍 <text:span text:style-name="Strong_20_Emphasis">Получение информации о видео</text:span></text:h>
      <text:list text:style-name="L2">
        <text:list-item>
          <text:p text:style-name="P2">Автоматическое извлечение ID видео из ссылки</text:p>
        </text:list-item>
        <text:list-item>
          <text:p text:style-name="P2">Запрос к API Rutube для получения метаданных (название, длительность, описание)</text:p>
        </text:list-item>
        <text:list-item>
          <text:p text:style-name="P2">Определение доступных качеств видео (от 144p до 4K и выше)</text:p>
        </text:list-item>
        <text:list-item>
          <text:p text:style-name="P2">Отображение списка качеств для выбора пользователем</text:p>
        </text:list-item>
      </text:list>
      <text:h text:style-name="Heading_20_4" text:outline-level="4">📥 <text:span text:style-name="Strong_20_Emphasis">Скачивание видео</text:span></text:h>
      <text:list text:style-name="L3">
        <text:list-item>
          <text:p text:style-name="P3">Поддержка прямых ссылок на MP4-файлы</text:p>
        </text:list-item>
        <text:list-item>
          <text:p text:style-name="P3">Возможность скачивания HLS-потоков (m3u8) через FFmpeg</text:p>
        </text:list-item>
        <text:list-item>
          <text:p text:style-name="P3">Отображение прогресса скачивания в реальном времени</text:p>
        </text:list-item>
        <text:list-item>
          <text:p text:style-name="P3">Пакетная загрузка — добавление нескольких видео в очередь</text:p>
        </text:list-item>
      </text:list>
      <text:h text:style-name="Heading_20_4" text:outline-level="4">🎬 <text:span text:style-name="Strong_20_Emphasis">Конвертация видео (опционально)</text:span></text:h>
      <text:list text:style-name="L4">
        <text:list-item>
          <text:p text:style-name="P4">Перекодирование в популярные форматы: H.264, H.265/HEVC, VP9</text:p>
        </text:list-item>
        <text:list-item>
          <text:p text:style-name="P4">Извлечение только аудиодорожки в AAC или MP3</text:p>
        </text:list-item>
        <text:list-item>
          <text:p text:style-name="P4">Настройка разрешения (от 144p до 8K или оригинал)</text:p>
        </text:list-item>
        <text:list-item>
          <text:p text:style-name="P4">Управление битрейтом видео и аудио</text:p>
        </text:list-item>
        <text:list-item>
          <text:p text:style-name="P4"><text:soft-page-break/>Выбор пресета скорости кодирования (от ultrafast до veryslow)</text:p>
        </text:list-item>
      </text:list>
      <text:h text:style-name="Heading_20_4" text:outline-level="4">🛡️ <text:span text:style-name="Strong_20_Emphasis">Режим совместимости со старыми устройствами</text:span></text:h>
      <text:list text:style-name="L5">
        <text:list-item>
          <text:p text:style-name="P5">Специальные пресеты для максимальной совместимости</text:p>
        </text:list-item>
        <text:list-item>
          <text:p text:style-name="P5">Принудительное ограничение опорных кадров (ref=1)</text:p>
        </text:list-item>
        <text:list-item>
          <text:p text:style-name="P5">Автоматический подбор уровня H.264 под разрешение видео</text:p>
        </text:list-item>
        <text:list-item>
          <text:p text:style-name="P5">Ограничение максимального битрейта для старых декодеров</text:p>
        </text:list-item>
        <text:list-item>
          <text:p text:style-name="P5">Отключение B-кадров для надежности</text:p>
        </text:list-item>
      </text:list>
      <text:h text:style-name="Heading_20_4" text:outline-level="4">⚙️ <text:span text:style-name="Strong_20_Emphasis">Настройки программы</text:span></text:h>
      <text:list text:style-name="L6">
        <text:list-item>
          <text:p text:style-name="P6">Выбор папки для сохранения файлов (с запоминанием)</text:p>
        </text:list-item>
        <text:list-item>
          <text:p text:style-name="P6">Сохранение всех настроек конвертации между сеансами</text:p>
        </text:list-item>
        <text:list-item>
          <text:p text:style-name="P6">Проверка наличия FFmpeg в системе</text:p>
        </text:list-item>
      </text:list>
      <text:p text:style-name="Horizontal_20_Line"/>
      <text:h text:style-name="Heading_20_2" text:outline-level="2">👤 Алгоритм работы пользователя</text:h>
      <text:h text:style-name="Heading_20_3" text:outline-level="3">Шаг 1: Запуск программы</text:h>
      <text:p text:style-name="Text_20_body">После запуска пользователь видит главное окно с:</text:p>
      <text:list text:style-name="L7">
        <text:list-item>
          <text:p text:style-name="P7">Полем для ввода ссылок</text:p>
        </text:list-item>
        <text:list-item>
          <text:p text:style-name="P7">Списком добавленных видео (изначально пуст)</text:p>
        </text:list-item>
        <text:list-item>
          <text:p text:style-name="P7">Панелью настроек (путь сохранения, кнопка настроек конвертации)</text:p>
        </text:list-item>
        <text:list-item>
          <text:p text:style-name="P7">Кнопками управления</text:p>
        </text:list-item>
      </text:list>
      <text:h text:style-name="Heading_20_3" text:outline-level="3">Шаг 2: Добавление видео</text:h>
      <text:list text:style-name="L8">
        <text:list-item>
          <text:p text:style-name="P8">Пользователь копирует ссылку на видео из браузера (например, <text:span text:style-name="Source_20_Text">https://rutube.ru/video/xxxxxxxxxx/</text:span>)</text:p>
        </text:list-item>
        <text:list-item>
          <text:p text:style-name="P8">Вставляет ссылку в текстовое поле (можно несколько ссылок — по одной на строку)</text:p>
        </text:list-item>
        <text:list-item>
          <text:p text:style-name="P8">Нажимает кнопку <text:span text:style-name="Strong_20_Emphasis">«➕ Добавить в список»</text:span></text:p>
        </text:list-item>
        <text:list-item>
          <text:p text:style-name="P8">Программа запрашивает информацию о видео через API Rutube</text:p>
        </text:list-item>
        <text:list-item>
          <text:p text:style-name="P8">Видео появляется в списке с отображением:</text:p>
          <text:list>
            <text:list-item>
              <text:p text:style-name="P8">Названия</text:p>
            </text:list-item>
            <text:list-item>
              <text:p text:style-name="P8">Длительности</text:p>
            </text:list-item>
            <text:list-item>
              <text:p text:style-name="P8">Выпадающего списка доступных качеств</text:p>
            </text:list-item>
            <text:list-item>
              <text:p text:style-name="P8">Статуса «В очереди»</text:p>
            </text:list-item>
          </text:list>
        </text:list-item>
      </text:list>
      <text:h text:style-name="Heading_20_3" text:outline-level="3"><text:soft-page-break/>Шаг 3: Настройка конвертации (опционально)</text:h>
      <text:list text:style-name="L9">
        <text:list-item>
          <text:p text:style-name="P9">Пользователь нажимает кнопку <text:span text:style-name="Strong_20_Emphasis">«⚙ Настройки конвертации»</text:span></text:p>
        </text:list-item>
        <text:list-item>
          <text:p text:style-name="P9">В открывшемся диалоге можно:</text:p>
          <text:list>
            <text:list-item>
              <text:p text:style-name="P9">Включить или отключить конвертацию</text:p>
            </text:list-item>
            <text:list-item>
              <text:p text:style-name="P9">Выбрать кодек (H.264, H.265, VP9, AAC, MP3)</text:p>
            </text:list-item>
            <text:list-item>
              <text:p text:style-name="P9">Установить разрешение выходного видео</text:p>
            </text:list-item>
            <text:list-item>
              <text:p text:style-name="P9">Настроить битрейт</text:p>
            </text:list-item>
            <text:list-item>
              <text:p text:style-name="P9">Включить <text:span text:style-name="Strong_20_Emphasis">«Режим совместимости»</text:span> для старых устройств</text:p>
            </text:list-item>
          </text:list>
        </text:list-item>
        <text:list-item>
          <text:p text:style-name="P9">Выбрать один из пресетов:</text:p>
          <text:list>
            <text:list-item>
              <text:p text:style-name="P9"><text:span text:style-name="Strong_20_Emphasis">Старый телевизор/DVD</text:span> — для максимальной совместимости</text:p>
            </text:list-item>
            <text:list-item>
              <text:p text:style-name="P9"><text:span text:style-name="Strong_20_Emphasis">Старый смартфон</text:span> — для устройств 5-8 лет</text:p>
            </text:list-item>
            <text:list-item>
              <text:p text:style-name="P9"><text:span text:style-name="Strong_20_Emphasis">Современные устройства</text:span> — для ПК, новых смартфонов</text:p>
            </text:list-item>
            <text:list-item>
              <text:p text:style-name="P9"><text:span text:style-name="Strong_20_Emphasis">Максимальная совместимость</text:span> — работает везде, но файл больше</text:p>
            </text:list-item>
          </text:list>
        </text:list-item>
        <text:list-item>
          <text:p text:style-name="P9">Настройки сохраняются и применяются ко всем последующим скачиваниям</text:p>
        </text:list-item>
      </text:list>
      <text:h text:style-name="Heading_20_3" text:outline-level="3">Шаг 4: Выбор качества для каждого видео</text:h>
      <text:p text:style-name="Text_20_body">Для каждого видео в списке пользователь выбирает качество из выпадающего списка (480p, 720p, 1080p и т.д.)</text:p>
      <text:h text:style-name="Heading_20_3" text:outline-level="3">Шаг 5: Запуск скачивания</text:h>
      <text:list text:style-name="L10">
        <text:list-item>
          <text:p text:style-name="P10">Пользователь отмечает чекбоксами нужные видео (или использует «Выбрать все»)</text:p>
        </text:list-item>
        <text:list-item>
          <text:p text:style-name="P10">Нажимает кнопку <text:span text:style-name="Strong_20_Emphasis">«🚀 Скачать выбранные»</text:span></text:p>
        </text:list-item>
        <text:list-item>
          <text:p text:style-name="P10">Программа начинает обрабатывать видео в очереди</text:p>
        </text:list-item>
      </text:list>
      <text:h text:style-name="Heading_20_3" text:outline-level="3">Шаг 6: Наблюдение за процессом</text:h>
      <text:p text:style-name="Text_20_body">Во время скачивания для каждого видео отображается:</text:p>
      <text:list text:style-name="L11">
        <text:list-item>
          <text:p text:style-name="P11">Текущий статус («Скачивание» или «Конвертация»)</text:p>
        </text:list-item>
        <text:list-item>
          <text:p text:style-name="P11">Прогресс-бар с процентом выполнения</text:p>
        </text:list-item>
        <text:list-item>
          <text:p text:style-name="P11">В статусной строке — информация о текущем файле</text:p>
        </text:list-item>
      </text:list>
      <text:h text:style-name="Heading_20_3" text:outline-level="3">Шаг 7: Завершение</text:h>
      <text:p text:style-name="Text_20_body">По окончании каждого видео:</text:p>
      <text:list text:style-name="L12">
        <text:list-item>
          <text:p text:style-name="P12">Статус меняется на «✅ Завершено»</text:p>
        </text:list-item>
        <text:list-item>
          <text:p text:style-name="P12">Файл сохраняется в выбранную папку</text:p>
        </text:list-item>
        <text:list-item>
          <text:p text:style-name="P12">При включенной настройке — автоматически открывается папка с файлом</text:p>
        </text:list-item>
        <text:list-item>
          <text:p text:style-name="P12"><text:soft-page-break/>После завершения всей очереди кнопки управления разблокируются</text:p>
        </text:list-item>
      </text:list>
      <text:h text:style-name="Heading_20_3" text:outline-level="3">Шаг 8: Управление очередью</text:h>
      <text:list text:style-name="L13">
        <text:list-item>
          <text:p text:style-name="P13"><text:span text:style-name="Strong_20_Emphasis">Удаление видео</text:span> — кнопка «✖» у каждого элемента</text:p>
        </text:list-item>
        <text:list-item>
          <text:p text:style-name="P13"><text:span text:style-name="Strong_20_Emphasis">Остановка загрузки</text:span> — кнопка «⏹ Остановить» прерывает текущее скачивание</text:p>
        </text:list-item>
        <text:list-item>
          <text:p text:style-name="P13"><text:span text:style-name="Strong_20_Emphasis">Очистка поля ввода</text:span> — кнопка «🗑 Очистить поле»</text:p>
        </text:list-item>
      </text:list>
      <text:p text:style-name="Horizontal_20_Line"/>
      <text:h text:style-name="Heading_20_2" text:outline-level="2">🔧 Технические детали</text:h>
      <text:h text:style-name="Heading_20_3" text:outline-level="3">Форматы и кодеки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Тип</text:p>
            </table:table-cell>
            <table:table-cell table:style-name="Таблица1.A1" office:value-type="string">
              <text:p text:style-name="Table_20_Heading">Поддерживаемые форматы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Видео</text:p>
          </table:table-cell>
          <table:table-cell table:style-name="Таблица1.A1" office:value-type="string">
            <text:p text:style-name="Table_20_Contents">H.264, H.265/HEVC, VP9</text:p>
          </table:table-cell>
        </table:table-row>
        <table:table-row>
          <table:table-cell table:style-name="Таблица1.A1" office:value-type="string">
            <text:p text:style-name="Table_20_Contents">Аудио</text:p>
          </table:table-cell>
          <table:table-cell table:style-name="Таблица1.A1" office:value-type="string">
            <text:p text:style-name="Table_20_Contents">AAC, MP3, Opus, Vorbis</text:p>
          </table:table-cell>
        </table:table-row>
        <table:table-row>
          <table:table-cell table:style-name="Таблица1.A1" office:value-type="string">
            <text:p text:style-name="Table_20_Contents">Контейнеры</text:p>
          </table:table-cell>
          <table:table-cell table:style-name="Таблица1.A1" office:value-type="string">
            <text:p text:style-name="Table_20_Contents">MP4, MKV, M4A</text:p>
          </table:table-cell>
        </table:table-row>
      </table:table>
      <text:h text:style-name="Heading_20_3" text:outline-level="3">Системные требования</text:h>
      <text:list text:style-name="L14">
        <text:list-item>
          <text:p text:style-name="P14"><text:span text:style-name="Strong_20_Emphasis">ОС</text:span>: Linux (Ubuntu 22.04/24.04/25.10), Windows 10/11, macOS</text:p>
        </text:list-item>
        <text:list-item>
          <text:p text:style-name="P14"><text:span text:style-name="Strong_20_Emphasis">Python</text:span>: 3.8 и выше</text:p>
        </text:list-item>
        <text:list-item>
          <text:p text:style-name="P14"><text:span text:style-name="Strong_20_Emphasis">Зависимости</text:span>: FFmpeg, PyQt5, requests, psutil</text:p>
        </text:list-item>
      </text:list>
      <text:h text:style-name="Heading_20_3" text:outline-level="3">Особенности реализации</text:h>
      <text:list text:style-name="L15">
        <text:list-item>
          <text:p text:style-name="P15">Потоковое скачивание через FFmpeg — без создания временных файлов</text:p>
        </text:list-item>
        <text:list-item>
          <text:p text:style-name="P15">Асинхронная обработка очереди — интерфейс не блокируется</text:p>
        </text:list-item>
        <text:list-item>
          <text:p text:style-name="P15">Автоматическое определение версии Ubuntu и установка правильных пакетов</text:p>
        </text:list-item>
        <text:list-item>
          <text:p text:style-name="P15">Сохранение настроек в JSON-файл в домашней директории пользователя</text:p>
        </text:list-item>
      </text:list>
      <text:p text:style-name="Horizontal_20_Line"/>
      <text:h text:style-name="Heading_20_2" text:outline-level="2">📊 Пример работы</text:h>
      <text:h text:style-name="Heading_20_3" text:outline-level="3">Интерфейс главного окна</text:h>
      <text:p text:style-name="Text_20_body">text</text:p>
      <text:p text:style-name="Preformatted_20_Text">┌─────────────────────────────────────────────────────────────────┐</text:p>
      <text:p text:style-name="Preformatted_20_Text">│ <text:s/>Rutube Видео Загрузчик <text:s text:c="40"/>│</text:p>
      <text:p text:style-name="Preformatted_20_Text">├─────────────────────────────────────────────────────────────────┤</text:p>
      <text:p text:style-name="Preformatted_20_Text">│ <text:s/>┌──────────────────────────────────────────┐ ┌─────────────┐ │</text:p>
      <text:p text:style-name="Preformatted_20_Text">│ <text:s/>│ Вставьте ссылки на видео... <text:s text:c="13"/>│ │ ➕ Добавить <text:s/>│ │</text:p>
      <text:p text:style-name="Preformatted_20_Text">│ <text:s/>│ https://rutube.ru/video/1234567890/ <text:s text:c="4"/>│ │ 🗑 Очистить <text:s/>│ │</text:p>
      <text:p text:style-name="Preformatted_20_Text">│ <text:s/>└──────────────────────────────────────────┘ └─────────────┘ │</text:p>
      <text:p text:style-name="Preformatted_20_Text">├─────────────────────────────────────────────────────────────────┤</text:p>
      <text:p text:style-name="Preformatted_20_Text">│ <text:s/>📁 Папка: /home/user/Downloads/Rutube <text:s/>[Обзор] <text:s text:c="3"/>[⚙ Настройки]│</text:p>
      <text:p text:style-name="Preformatted_20_Text">├─────────────────────────────────────────────────────────────────┤</text:p>
      <text:p text:style-name="Preformatted_20_Text">│ <text:s/>📋 Список видео для скачивания: <text:s text:c="31"/>│</text:p>
      <text:p text:style-name="Preformatted_20_Text"><text:soft-page-break/>│ <text:s/>┌───────────────────────────────────────────────────────────┐ │</text:p>
      <text:p text:style-name="Preformatted_20_Text">│ <text:s/>│ ☐ Новая Эра — Документальный фильм <text:s/>⏱️ 45:23 <text:s/>📺 1080p <text:s/>✖ │ │</text:p>
      <text:p text:style-name="Preformatted_20_Text">│ <text:s/>│ <text:s text:c="2"/>[Статус: ⏳ В очереди] <text:s text:c="33"/>│ │</text:p>
      <text:p text:style-name="Preformatted_20_Text">│ <text:s/>├───────────────────────────────────────────────────────────┤ │</text:p>
      <text:p text:style-name="Preformatted_20_Text">│ <text:s/>│ ☑ Как работает FFmpeg — Обзор <text:s/>⏱️ 12:15 <text:s/>📺 720p <text:s text:c="6"/>✖ │ │</text:p>
      <text:p text:style-name="Preformatted_20_Text">│ <text:s/>│ <text:s text:c="2"/>[Статус: 🔄 Конвертация <text:s/>████████░░ 80%] <text:s text:c="14"/>│ │</text:p>
      <text:p text:style-name="Preformatted_20_Text">│ <text:s/>└───────────────────────────────────────────────────────────┘ │</text:p>
      <text:p text:style-name="Preformatted_20_Text">├─────────────────────────────────────────────────────────────────┤</text:p>
      <text:p text:style-name="Preformatted_20_Text">│ <text:s/>☐ Выбрать все <text:s text:c="25"/>[🚀 Скачать] [⏹ Остановить]│</text:p>
      <text:p text:style-name="P16">└─────────────────────────────────────────────────────────────────┘</text:p>
      <text:p text:style-name="Horizontal_20_Line"/>
      <text:h text:style-name="Heading_20_2" text:outline-level="2">💡 Заключение</text:h>
      <text:p text:style-name="Text_20_body"><text:span text:style-name="Strong_20_Emphasis">Rutube Downloader</text:span> — это удобный инструмент для сохранения видео с Rutube с возможностью тонкой настройки конвертации. Программа подходит как для обычного скачивания, так и для подготовки видео к просмотру на устройствах с ограниченной поддержкой форматов. Благодаря сохранению настроек и пакетной обработке, приложение эффективно для регулярного использования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09:19:35.369588968</meta:creation-date>
    <dc:date>2026-03-21T09:20:15.080007370</dc:date>
    <meta:editing-duration>PT40S</meta:editing-duration>
    <meta:editing-cycles>1</meta:editing-cycles>
    <meta:document-statistic meta:table-count="1" meta:image-count="0" meta:object-count="0" meta:page-count="5" meta:paragraph-count="133" meta:word-count="845" meta:character-count="6537" meta:non-whitespace-character-count="5681"/>
    <meta:generator>LibreOffice/25.8.5.2$Linux_X86_64 LibreOffice_project/580$Build-2</meta:generator>
  </office:meta>
</office:document-meta>
</file>